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ntents_20_1">
      <style:paragraph-properties>
        <style:tab-stops>
          <style:tab-stop style:position="0cm"/>
          <style:tab-stop style:position="3cm"/>
        </style:tab-stops>
      </style:paragraph-properties>
    </style:style>
    <style:style style:name="P43" style:family="paragraph" style:parent-style-name="Contents_20_2">
      <style:paragraph-properties>
        <style:tab-stops>
          <style:tab-stop style:position="0cm"/>
        </style:tab-stops>
      </style:paragraph-properties>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List" style:list-style-name="L14"/>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11">
      <style:paragraph-properties fo:margin-left="2.341cm" fo:margin-right="0cm" fo:text-indent="0cm" style:auto-text-indent="false"/>
    </style:style>
    <style:style style:name="P49" style:family="paragraph" style:parent-style-name="List" style:list-style-name="L14">
      <style:paragraph-properties fo:margin-left="2.341cm" fo:margin-right="0cm" fo:text-indent="0cm" style:auto-text-indent="false"/>
    </style:style>
    <style:style style:name="P5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style style:name="P54" style:family="paragraph" style:parent-style-name="Table_20_Contents" style:list-style-name="L5"/>
    <style:style style:name="P55" style:family="paragraph" style:parent-style-name="Table_20_Contents" style:list-style-name="L6"/>
    <style:style style:name="P56" style:family="paragraph" style:parent-style-name="Table_20_Contents" style:list-style-name="L7"/>
    <style:style style:name="P57" style:family="paragraph" style:parent-style-name="Table_20_Contents" style:list-style-name="L8"/>
    <style:style style:name="P58" style:family="paragraph" style:parent-style-name="Table_20_Contents" style:list-style-name="L9"/>
    <style:style style:name="P59" style:family="paragraph" style:parent-style-name="Table_20_Contents" style:list-style-name="L10"/>
    <style:style style:name="P60" style:family="paragraph" style:parent-style-name="Table_20_Contents" style:list-style-name="L12"/>
    <style:style style:name="P61" style:family="paragraph" style:parent-style-name="Table_20_Contents" style:list-style-name="L13"/>
    <style:style style:name="P62" style:family="paragraph" style:parent-style-name="Table_20_Contents" style:list-style-name="L15"/>
    <style:style style:name="P63" style:family="paragraph" style:parent-style-name="Table_20_Contents" style:list-style-name="L16"/>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2">
      <style:paragraph-properties fo:break-before="page"/>
    </style:style>
    <style:style style:name="P68" style:family="paragraph" style:parent-style-name="Heading_20_2">
      <style:paragraph-properties fo:margin-left="3cm" fo:margin-right="0cm" fo:text-indent="0cm" style:auto-text-indent="false"/>
    </style:style>
    <style:style style:name="P69" style:family="paragraph" style:parent-style-name="Standard" style:master-page-name="Index">
      <style:paragraph-properties style:page-number="auto"/>
    </style:style>
    <style:style style:name="P7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3</text:p>
      <text:p text:style-name="P16">Installation and Configuration Guide</text:p>
      <text:p text:style-name="P7"/>
      <text:p text:style-name="P69">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3 – October 2010</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Chapter 1<text:tab/>About this Guide <text:s text:c="2"/><text:tab/>3</text:p>
          <text:p text:style-name="P42">Chapter 2<text:tab/>Introduction <text:s text:c="2"/><text:tab/>4</text:p>
          <text:p text:style-name="P43">Architecture <text:s text:c="2"/><text:tab/>5</text:p>
          <text:p text:style-name="P42">Chapter 3<text:tab/>System Requirements <text:s text:c="2"/><text:tab/>6</text:p>
          <text:p text:style-name="P43">Assumptions <text:s text:c="2"/><text:tab/>6</text:p>
          <text:p text:style-name="P43">Minimum Hardware Requirements <text:s text:c="2"/><text:tab/>7</text:p>
          <text:p text:style-name="P43">Operating System Requirements <text:s text:c="2"/><text:tab/>8</text:p>
          <text:p text:style-name="P42">Chapter 4<text:tab/>Installation <text:s text:c="2"/><text:tab/>9</text:p>
          <text:p text:style-name="P43">Software Downloads <text:s text:c="2"/><text:tab/>9</text:p>
          <text:p text:style-name="P43">Software Installation <text:s text:c="2"/><text:tab/>9</text:p>
          <text:p text:style-name="P42">Chapter 5<text:tab/>Configuration <text:s text:c="2"/><text:tab/>10</text:p>
          <text:p text:style-name="P43">GNUstep Environment Overview <text:s text:c="2"/><text:tab/>10</text:p>
          <text:p text:style-name="P43">Preferences Hierarchy <text:s text:c="2"/><text:tab/>11</text:p>
          <text:p text:style-name="P43">General Preferences <text:s text:c="2"/><text:tab/>12</text:p>
          <text:p text:style-name="P43">Authentication using LDAP <text:s text:c="2"/><text:tab/>16</text:p>
          <text:p text:style-name="P43">LDAP Attributes Indexing <text:s text:c="2"/><text:tab/>18</text:p>
          <text:p text:style-name="P43">Authenticating using C.A.S. <text:s text:c="2"/><text:tab/>19</text:p>
          <text:p text:style-name="P43">Database Configuration <text:s text:c="2"/><text:tab/>20</text:p>
          <text:p text:style-name="P43">Authentication using SQL <text:s text:c="2"/><text:tab/>21</text:p>
          <text:p text:style-name="P43">SMTP Server Configuration <text:s text:c="2"/><text:tab/>22</text:p>
          <text:p text:style-name="P43">IMAP Server Configuration <text:s text:c="2"/><text:tab/>23</text:p>
          <text:p text:style-name="P43">Web Interface Configuration <text:s text:c="2"/><text:tab/>24</text:p>
          <text:p text:style-name="P43">SOGo Configuration Summary <text:s text:c="2"/><text:tab/>27</text:p>
          <text:p text:style-name="P43">Apache Configuration <text:s text:c="2"/><text:tab/>29</text:p>
          <text:p text:style-name="P43">Starting Services <text:s text:c="2"/><text:tab/>30</text:p>
          <text:p text:style-name="P43">EMail reminders <text:s text:c="2"/><text:tab/>30</text:p>
          <text:p text:style-name="P42"><text:soft-page-break/>Chapter 6<text:tab/>Managing User Accounts <text:s text:c="2"/><text:tab/>31</text:p>
          <text:p text:style-name="P43">Creating the SOGo Administrative Account <text:s text:c="2"/><text:tab/>31</text:p>
          <text:p text:style-name="P43">Creating a User Account <text:s text:c="2"/><text:tab/>31</text:p>
          <text:p text:style-name="P42">Chapter 7<text:tab/>Funambol <text:s text:c="2"/><text:tab/>33</text:p>
          <text:p text:style-name="P42">Chapter 8<text:tab/>Using SOGo <text:s text:c="2"/><text:tab/>36</text:p>
          <text:p text:style-name="P43">SOGo Web Interface <text:s text:c="2"/><text:tab/>36</text:p>
          <text:p text:style-name="P43">Mozilla Thunderbird and Lightning <text:s text:c="2"/><text:tab/>36</text:p>
          <text:p text:style-name="P43">Apple iCal 3 and 4 <text:s text:c="2"/><text:tab/>37</text:p>
          <text:p text:style-name="P43">Apple AddressBook (Mac OS X 10.6) <text:s text:c="2"/><text:tab/>37</text:p>
          <text:p text:style-name="P43">Funambol / Mobile Devices <text:s text:c="2"/><text:tab/>38</text:p>
          <text:p text:style-name="P42">Chapter 9<text:tab/>Additional Information <text:s text:c="2"/><text:tab/>39</text:p>
          <text:p text:style-name="P42">Chapter 10<text:tab/>Commercial Support and Contact Information <text:s text:c="2"/><text:tab/>40</text:p>
        </text:index-body>
      </text:table-of-content>
      <text:p text:style-name="Standard"/>
      <text:h text:style-name="P4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3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7"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5" text:outline-level="1">System Requirements</text:h>
      <text:h text:style-name="Heading_20_2" text:outline-level="2">Assumptions</text:h>
      <text:p text:style-name="Standard">SOGo reuses many components in an infrastructure. Thus, it requires the following <text:s/>:</text:p>
      <text:list xml:id="list123433430"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02254727" text:style-name="L2">
              <text:list-header>
                <text:p text:style-name="P51">◾ Intel, AMD, or PowerPC CPU 1 GHz</text:p>
                <text:p text:style-name="P51">◾ 512 MB of RAM (without Funambol, 1 GB RAM otherwise)</text:p>
                <text:p text:style-name="P51">◾ 1 GB of disk space</text:p>
              </text:list-header>
            </text:list>
            <text:p text:style-name="Table_20_Contents"/>
            <text:p text:style-name="Table_20_Contents">Production</text:p>
            <text:list xml:id="list2101866854" text:style-name="L3">
              <text:list-header>
                <text:p text:style-name="P52">◾ Intel, AMD or PowerPC CPU 3 GHz</text:p>
              </text:list-header>
            </text:list>
            <text:list xml:id="list96021747" text:style-name="L4">
              <text:list-header>
                <text:p text:style-name="P53">◾ 2048 MB of RAM</text:p>
              </text:list-header>
            </text:list>
            <text:list xml:id="list482989948" text:style-name="L3">
              <text:list-header>
                <text:p text:style-name="P5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203082651" text:style-name="L5">
              <text:list-header>
                <text:p text:style-name="P54">◾ Intel, AMD, or PowerPC CPU 1.5 GHz</text:p>
              </text:list-header>
            </text:list>
            <text:list xml:id="list1777378571" text:style-name="L6">
              <text:list-header>
                <text:p text:style-name="P55">◾ 1024x768 monitor resolution</text:p>
              </text:list-header>
            </text:list>
            <text:list xml:id="list1029912746" text:style-name="L7">
              <text:list-header>
                <text:p text:style-name="P56">◾ 512 MB of RAM</text:p>
                <text:p text:style-name="P56">◾ 128 Kbps or higher network connection</text:p>
              </text:list-header>
            </text:list>
            <text:p text:style-name="Table_20_Contents"/>
            <text:p text:style-name="Table_20_Contents">Microsoft Windows</text:p>
            <text:list xml:id="list1579310153" text:style-name="L6">
              <text:list-header>
                <text:p text:style-name="P55">◾ Microsoft Windows XP SP2 or Vista</text:p>
              </text:list-header>
            </text:list>
            <text:p text:style-name="Table_20_Contents"/>
            <text:p text:style-name="Table_20_Contents">Apple Mac OS X</text:p>
            <text:list xml:id="list1151126921" text:style-name="L8">
              <text:list-header>
                <text:p text:style-name="P57">◾ Apple Mac OS X 10.2 to 10.6</text:p>
              </text:list-header>
            </text:list>
            <text:p text:style-name="Table_20_Contents"/>
            <text:p text:style-name="Table_20_Contents">Linux</text:p>
            <text:list xml:id="list435785143" text:style-name="L9">
              <text:list-header>
                <text:p text:style-name="P58">◾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447461850" text:style-name="L10">
              <text:list-header>
                <text:p text:style-name="P59">◾ Palm OS based devices with Synthesis SyncML Client</text:p>
                <text:p text:style-name="P59">◾ Research In Motion (RIM) BlackBerry devices with Funambol client</text:p>
                <text:p text:style-name="P59">◾ Microsoft Windows Mobile PocketPC or SmartPhone with the Funambol client</text:p>
              </text:list-header>
            </text:list>
            <text:p text:style-name="Table_20_Contents"/>
            <text:list xml:id="list2029296135" text:continue-numbering="true" text:style-name="L10">
              <text:list-header>
                <text:p text:style-name="P59">Apple iPhone / iPod / iPad using Apple iOS 3.0, 3.1, 4.0 or 4.1</text:p>
              </text:list-header>
            </text:list>
          </table:table-cell>
        </table:table-row>
      </table:table>
      <text:p text:style-name="Standard"/>
      <text:h text:style-name="P67" text:outline-level="2">Operating System Requirements</text:h>
      <text:p text:style-name="Standard">The following 32-bit and 64-bit operating systems are currently supported by SOGo :</text:p>
      <text:list xml:id="list922359453" text:style-name="L11">
        <text:list-header>
          <text:p text:style-name="P48">❏<text:tab/>Red Hat Enterprise Linux (RHEL) 5.x Server</text:p>
          <text:p text:style-name="P48">❏<text:tab/>Community ENTerprise Operating System (CentOS) 5.x</text:p>
          <text:p text:style-name="P48">❏<text:tab/>Debian GNU/Linux (Lenny and Squeeze)</text:p>
          <text:p text:style-name="P48">❏<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7"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684162244"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53853110" text:continue-numbering="true" text:style-name="L12">
              <text:list-header>
                <text:p text:style-name="P60">◾ Public</text:p>
                <text:p text:style-name="P60">◾ Confidential</text:p>
                <text:p text:style-name="P60">◾ Private</text:p>
                <text:p text:style-name="P60">And each string must end with one of those values:</text:p>
                <text:p text:style-name="P60">◾ Viewer</text:p>
                <text:p text:style-name="P60">◾ DAndTViewer</text:p>
                <text:p text:style-name="P60">◾ Modifier</text:p>
                <text:p text:style-name="P60">◾ Responder</text:p>
                <text:p text:style-name="P60">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006167167" text:style-name="L13">
              <text:list-header>
                <text:p text:style-name="P61">◾ English</text:p>
                <text:p text:style-name="P61">◾ French</text:p>
                <text:p text:style-name="P61">◾ German</text:p>
                <text:p text:style-name="P61">◾ Hungarian</text:p>
                <text:p text:style-name="P61">◾ Italian</text:p>
                <text:p text:style-name="P61">◾ Russian</text:p>
                <text:p text:style-name="P61">◾ Spanish</text:p>
                <text:p text:style-name="P61">◾ Swedish</text:p>
                <text:p text:style-name="P61">◾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346221901" text:continue-list="list153853110"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525603503"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2118126507"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68"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36633941" text:style-name="L14">
        <text:list-header>
          <text:p text:style-name="P49">❏<text:tab/>givenName</text:p>
          <text:p text:style-name="P49">❏<text:tab/>cn</text:p>
          <text:p text:style-name="P49">❏<text:tab/>mail</text:p>
          <text:p text:style-name="P49">❏<text:tab/>sn</text:p>
          <text:p text:style-name="P46"><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623099949" text:continue-list="list2118126507"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or md5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872427463" text:style-name="L15">
              <text:list-header>
                <text:p text:style-name="P62"><text:span text:style-name="Code_20__28_inline_29_">◾ sendmail</text:span> – to use the sendmail binary</text:p>
                <text:p text:style-name="P62"><text:span text:style-name="Code_20__28_inline_29_">◾ smtp</text:span> – to use the SMTP protocol</text:p>
              </text:list-header>
            </text:list>
          </table:table-cell>
        </table:table-row>
        <text:soft-page-break/>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2143312291" text:style-name="L16">
              <text:list-item>
                <text:p text:style-name="P63">imaps://localhost:993</text:p>
              </text:list-item>
              <text:list-item>
                <text:p text:style-name="P63">imaps://localhost:143/?tls=YES</text:p>
              </text:list-item>
            </text:list>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0">◾ YES</text:p>
                <text:p text:style-name="P60">◾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2">Parameter used to specify which RFC the IMAP server implements with respect to ACLs. Possible values are :</text:p>
                <text:p text:style-name="P62"><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ext:soft-page-break/>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417893190" text:continue-numbering="true"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159610337" text:continue-list="list317216539" text:style-name="L15">
              <text:list-header>
                <text:p text:style-name="P62"><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ext:soft-page-break/>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057129131" text:continue-numbering="true" text:style-name="L15">
              <text:list-header>
                <text:p text:style-name="P62"><text:span text:style-name="Code_20__28_inline_29_">◾ 1</text:span></text:p>
                <text:p text:style-name="P62"><text:span text:style-name="Code_20__28_inline_29_">◾ 2</text:span></text:p>
                <text:p text:style-name="P62"><text:span text:style-name="Code_20__28_inline_29_">◾ 5</text:span></text:p>
                <text:p text:style-name="P62"><text:span text:style-name="Code_20__28_inline_29_">◾ 10</text:span></text:p>
                <text:p text:style-name="P62"><text:span text:style-name="Code_20__28_inline_29_">◾ 20</text:span></text:p>
                <text:p text:style-name="P62"><text:span text:style-name="Code_20__28_inline_29_">◾ 30</text:span></text:p>
                <text:p text:style-name="P62"><text:span text:style-name="Code_20__28_inline_29_">◾ 60</text:span></text:p>
                <text:p text:style-name="P62">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937384783" text:continue-numbering="true" text:style-name="L15">
              <text:list-header>
                <text:p text:style-name="P62"><text:span text:style-name="Code_20__28_inline_29_">◾ manually</text:span></text:p>
                <text:p text:style-name="P62"><text:span text:style-name="Code_20__28_inline_29_">◾ every_minute</text:span></text:p>
                <text:p text:style-name="P62"><text:span text:style-name="Code_20__28_inline_29_">◾ every_2_minutes</text:span></text:p>
                <text:p text:style-name="P62"><text:span text:style-name="Code_20__28_inline_29_">◾ every_5_minutes</text:span></text:p>
                <text:p text:style-name="P62"><text:span text:style-name="Code_20__28_inline_29_">◾ every_10_minutes</text:span></text:p>
                <text:p text:style-name="P62"><text:span text:style-name="Code_20__28_inline_29_">◾ every_20_minutes</text:span></text:p>
                <text:p text:style-name="P62"><text:span text:style-name="Code_20__28_inline_29_">◾ every_30_minutes</text:span></text:p>
                <text:p text:style-name="P6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ext:soft-page-break/>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soft-page-break/><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soft-page-break/><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text:soft-page-break/>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21"/>
      <text:p text:style-name="Standard">Next, install the Funambol SOGo Connector within Funambol server by issuing the following commands :</text:p>
      <text:p text:style-name="Code">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Additional Information</text:chapter><text:tab/><text:page-number text:select-page="current">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55</meta:editing-cycles>
    <meta:editing-duration>PT187H31M30S</meta:editing-duration>
    <dc:date>2010-10-19T10:43:21</dc:date>
    <meta:document-statistic meta:table-count="11" meta:image-count="4" meta:object-count="0" meta:page-count="42" meta:paragraph-count="932" meta:word-count="7992" meta:character-count="52598"/>
    <meta:user-defined meta:name="Info 1"/>
    <meta:user-defined meta:name="Info 2"/>
    <meta:user-defined meta:name="Info 3"/>
    <meta:user-defined meta:name="Info 4"/>
  </office:meta>
</office:document-meta>
</file>